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e5f5e" officeooo:paragraph-rsid="000e5f5e"/>
    </style:style>
    <style:style style:name="P2" style:family="paragraph" style:parent-style-name="Standard">
      <style:paragraph-properties fo:text-align="justify" style:justify-single-word="false"/>
      <style:text-properties officeooo:rsid="00100fca" officeooo:paragraph-rsid="00100fca"/>
    </style:style>
    <style:style style:name="P3" style:family="paragraph" style:parent-style-name="Standard">
      <style:paragraph-properties fo:text-align="justify" style:justify-single-word="false"/>
      <style:text-properties officeooo:rsid="00109ffa" officeooo:paragraph-rsid="00109ffa"/>
    </style:style>
    <style:style style:name="P4" style:family="paragraph" style:parent-style-name="Standard">
      <style:paragraph-properties fo:text-align="justify" style:justify-single-word="false"/>
      <style:text-properties officeooo:paragraph-rsid="00119d50"/>
    </style:style>
    <style:style style:name="P5" style:family="paragraph" style:parent-style-name="Standard">
      <style:paragraph-properties fo:text-align="justify" style:justify-single-word="false"/>
      <style:text-properties officeooo:paragraph-rsid="0012abc6"/>
    </style:style>
    <style:style style:name="P6" style:family="paragraph" style:parent-style-name="Standard">
      <style:paragraph-properties fo:text-align="justify" style:justify-single-word="false"/>
      <style:text-properties officeooo:paragraph-rsid="00100fca"/>
    </style:style>
    <style:style style:name="P7" style:family="paragraph" style:parent-style-name="Standard">
      <style:paragraph-properties fo:text-align="justify" style:justify-single-word="false"/>
      <style:text-properties officeooo:paragraph-rsid="001404e5"/>
    </style:style>
    <style:style style:name="P8" style:family="paragraph" style:parent-style-name="Standard">
      <style:paragraph-properties fo:text-align="justify" style:justify-single-word="false"/>
      <style:text-properties officeooo:paragraph-rsid="00183d22"/>
    </style:style>
    <style:style style:name="P9" style:family="paragraph" style:parent-style-name="Standard">
      <style:paragraph-properties fo:text-align="justify" style:justify-single-word="false"/>
      <style:text-properties officeooo:paragraph-rsid="0019d033"/>
    </style:style>
    <style:style style:name="P10" style:family="paragraph" style:parent-style-name="Standard">
      <style:paragraph-properties fo:text-align="justify" style:justify-single-word="false"/>
      <style:text-properties officeooo:paragraph-rsid="0019e938"/>
    </style:style>
    <style:style style:name="P11" style:family="paragraph" style:parent-style-name="Standard">
      <style:paragraph-properties fo:text-align="justify" style:justify-single-word="false"/>
      <style:text-properties fo:font-weight="bold" officeooo:rsid="00100fca" officeooo:paragraph-rsid="00100fca" style:font-weight-asian="bold" style:font-weight-complex="bold"/>
    </style:style>
    <style:style style:name="P12" style:family="paragraph" style:parent-style-name="Standard">
      <style:paragraph-properties fo:text-align="justify" style:justify-single-word="false"/>
      <style:text-properties fo:font-weight="bold" officeooo:rsid="00109ffa" officeooo:paragraph-rsid="00109ffa" style:font-weight-asian="bold" style:font-weight-complex="bold"/>
    </style:style>
    <style:style style:name="P13" style:family="paragraph" style:parent-style-name="Standard">
      <style:paragraph-properties fo:text-align="justify" style:justify-single-word="false"/>
      <style:text-properties fo:font-weight="bold" officeooo:rsid="00119d50" officeooo:paragraph-rsid="00119d50" style:font-weight-asian="bold" style:font-weight-complex="bold"/>
    </style:style>
    <style:style style:name="P14" style:family="paragraph" style:parent-style-name="Standard">
      <style:paragraph-properties fo:text-align="justify" style:justify-single-word="false"/>
      <style:text-properties officeooo:rsid="001404e5" officeooo:paragraph-rsid="001404e5"/>
    </style:style>
    <style:style style:name="P15" style:family="paragraph" style:parent-style-name="Standard">
      <style:paragraph-properties fo:text-align="justify" style:justify-single-word="false"/>
      <style:text-properties officeooo:rsid="001404e5" officeooo:paragraph-rsid="0019e938"/>
    </style:style>
    <style:style style:name="P16" style:family="paragraph" style:parent-style-name="Standard">
      <style:paragraph-properties fo:text-align="justify" style:justify-single-word="false"/>
      <style:text-properties fo:font-size="20pt" fo:font-weight="bold" officeooo:rsid="000e5f5e" officeooo:paragraph-rsid="000e5f5e"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109ffa" officeooo:paragraph-rsid="00109ffa" style:text-blinking="false" fo:background-color="transparent"/>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1535a7" officeooo:paragraph-rsid="001535a7" style:text-blinking="false" fo:background-color="transparent"/>
    </style:style>
    <style:style style:name="P1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1" fo:font-size="12pt" fo:font-style="normal" style:text-underline-style="none" fo:font-weight="bold" officeooo:rsid="001535a7" officeooo:paragraph-rsid="001535a7"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officeooo:paragraph-rsid="00109ffa"/>
    </style:style>
    <style:style style:name="T1" style:family="text">
      <style:text-properties officeooo:rsid="00100fca"/>
    </style:style>
    <style:style style:name="T2" style:family="text">
      <style:text-properties officeooo:rsid="00109ffa"/>
    </style:style>
    <style:style style:name="T3" style:family="text">
      <style:text-properties style:text-position="super 58%"/>
    </style:style>
    <style:style style:name="T4" style:family="text">
      <style:text-properties style:text-position="super 58%" officeooo:rsid="001404e5"/>
    </style:style>
    <style:style style:name="T5" style:family="text">
      <style:text-properties style:text-position="super 58%" officeooo:rsid="00109ffa"/>
    </style:style>
    <style:style style:name="T6" style:family="text">
      <style:text-properties officeooo:rsid="00119d50"/>
    </style:style>
    <style:style style:name="T7" style:family="text">
      <style:text-properties fo:font-weight="bold" style:font-weight-asian="bold" style:font-weight-complex="bold"/>
    </style:style>
    <style:style style:name="T8" style:family="text">
      <style:text-properties officeooo:rsid="0012abc6"/>
    </style:style>
    <style:style style:name="T9" style:family="text">
      <style:text-properties officeooo:rsid="001404e5"/>
    </style:style>
    <style:style style:name="T10"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erif1" fo:font-size="12pt" fo:font-style="normal" style:text-underline-style="none" fo:font-weight="normal" officeooo:rsid="001535a7"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1" fo:font-size="12pt" fo:font-style="normal" style:text-underline-style="none" fo:font-weight="normal" officeooo:rsid="001404e5"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1" fo:font-size="12pt" fo:font-style="normal" style:text-underline-style="none" fo:font-weight="normal" officeooo:rsid="001660d4"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1" fo:font-size="12pt" fo:font-style="normal" style:text-underline-style="none" fo:font-weight="normal" officeooo:rsid="001bb389"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officeooo:rsid="001535a7"/>
    </style:style>
    <style:style style:name="T17" style:family="text">
      <style:text-properties officeooo:rsid="001660d4"/>
    </style:style>
    <style:style style:name="T18" style:family="text">
      <style:text-properties officeooo:rsid="00182332"/>
    </style:style>
    <style:style style:name="T19" style:family="text">
      <style:text-properties officeooo:rsid="00183d22"/>
    </style:style>
    <style:style style:name="T20" style:family="text">
      <style:text-properties officeooo:rsid="0019d033"/>
    </style:style>
    <style:style style:name="T21" style:family="text">
      <style:text-properties officeooo:rsid="001ff7b0"/>
    </style:style>
    <style:style style:name="T22" style:family="text">
      <style:text-properties officeooo:rsid="0019e938"/>
    </style:style>
    <style:style style:name="T23" style:family="text">
      <style:text-properties officeooo:rsid="001bb389"/>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ETHODS</text:p>
      <text:p text:style-name="P1"/>
      <text:p text:style-name="P11">Data</text:p>
      <text:p text:style-name="P6"><text:span text:style-name="T1">Data on COVID-19 cases and hospital admissions in the UK was gathered from the official UK Coronavirus (COVID-19) website (</text:span><text:a xlink:type="simple" xlink:href="https://coronavirus.data.gov.uk/" text:style-name="Internet_20_link" text:visited-style-name="Visited_20_Internet_20_Link"><text:span text:style-name="T1">https://coronavirus.data.gov.uk/</text:span></text:a><text:span text:style-name="T1">), which is updated every day. </text:span><text:span text:style-name="T2">Data on the implementation of the Covid Passport in Scotland, England, Northern Ireland and Wales has been collected from </text:span><text:span text:style-name="T17">XXX.</text:span><text:span text:style-name="T2"> For all sources, we used data </text:span><text:span text:style-name="T9">from the 1</text:span><text:span text:style-name="T4">st</text:span><text:span text:style-name="T9"> of January 2021 to</text:span><text:span text:style-name="T2"> the </text:span><text:bookmark text:name="docs-internal-guid-e240a137-7fff-b9e5-b1d1-ab74fb92a1e7"/><text:span text:style-name="T10">19th</text:span><text:span text:style-name="T15"> </text:span><text:span text:style-name="T10">of January 2022. Data was extracted on </text:span><text:span text:style-name="T11">the 19th</text:span><text:span text:style-name="T10"> of </text:span><text:span text:style-name="T11">January</text:span><text:span text:style-name="T10"> 2022. Data from mid-year 2021 population for each </text:span><text:span text:style-name="T14">country</text:span><text:span text:style-name="T10"> has been extracted f</text:span><text:span text:style-name="T13">r</text:span><text:span text:style-name="T10">om </text:span><text:span text:style-name="T11">the official UK Coronavirus (COVID-19) website as well</text:span><text:span text:style-name="T10">.</text:span></text:p>
      <text:p text:style-name="P2"/>
      <text:p text:style-name="P3"><text:span text:style-name="T7">Covid</text:span> <text:span text:style-name="T7">Passport</text:span></text:p>
      <text:p text:style-name="P20"><text:span text:style-name="T2">We selected the four </text:span><text:span text:style-name="T23">countries</text:span><text:span text:style-name="T2"> of the UK (England, Scotland, Northern Ireland and Wales). A </text:span><text:span text:style-name="T23">country</text:span><text:span text:style-name="T2"> was considered as implementing Covid Passport if the certificate was required for at least some frequently used public venues such as restaurants, nightclubs or cultural events. In the case of Wales, two different changes in the restriction of the certificate were modelled, as Covid Passport was first implemented for nightclubs on the 11</text:span><text:span text:style-name="T5">th</text:span><text:span text:style-name="T2"> October 2021 and then extended to cinemas, theatres and concert halls on the 15</text:span><text:span text:style-name="T5">th</text:span><text:span text:style-name="T2"> November 2021 (see Supplementary material for further information on each </text:span><text:span text:style-name="T23">country’s</text:span><text:span text:style-name="T2"> implementation of the Covid Passport).</text:span></text:p>
      <text:p text:style-name="P3"/>
      <text:p text:style-name="P12">Outcomes</text:p>
      <text:p text:style-name="P17"><text:bookmark text:name="docs-internal-guid-fbde70de-7fff-0e6b-f54f-6c4ad11a3392"/>Two outcomes have been studied, for which the effect of the Covid Passport intervention has been assessed: incidence rate of COVID-19 cases and incidence rate of COVID-19 hospital admissions in the general population. </text:p>
      <text:p text:style-name="P17"/>
      <text:p text:style-name="P19">Study time intervals</text:p>
      <text:p text:style-name="P18"><text:bookmark text:name="docs-internal-guid-85450ff2-7fff-73f1-432e-c7813646569f"/>Time intervals for the study of each intervention were selected as wide as possible, provided that they did not include more than one change in the intervention, that they included more than 10 points at each side of the lag interval and that they did not show, if possible, exogenous changes in convexity. </text:p>
      <text:p text:style-name="P3"/>
      <text:p text:style-name="P13">Statistical analysis</text:p>
      <text:p text:style-name="P4">Incidence rates were calculated as cases (COVID-19 or admissions) divided per each country's population. 7-day smoothed rolling average rates have also been calculated to reduce the effects of lower reporting on weekends.</text:p>
      <text:p text:style-name="P4"/>
      <text:p text:style-name="P4"><text:span text:style-name="T6">The </text:span><text:span text:style-name="T17">first</text:span><text:span text:style-name="T6"> analysis was performed </text:span><text:span text:style-name="T16">on the 7-day smoothed data</text:span><text:span text:style-name="T6"> using Negative Binomial Segmented Regression </text:span><text:span text:style-name="T9">(NBSR). </text:span><text:span text:style-name="T16">Negative Binomial </text:span><text:span text:style-name="T6">was preferred to a linear model as it provides a more accurate representation of count data, and also allows for over-dispersion. The time point of the intervention was selected as specified before, and a lag after it </text:span><text:span text:style-name="T16">was </text:span><text:span text:style-name="T6">introduced to neglect data right after the intervention date, for which its effects were not expected to be significant. The lag was set to 5 days for COVID-19 cases and to 7 days for COVID-19 hospital admissions, </text:span><text:span text:style-name="T8">as average numbers taken from the ONS webpage. The method provides insight on both changes in level and trend of the variable of interest after the intervention, and also allows for predictions of outcomes had the intervention not been put into effect.</text:span></text:p>
      <text:p text:style-name="P4"/>
      <text:p text:style-name="P8"><text:span text:style-name="T8">To further strengthen the results, and given that England did not implement the Covid Passport when it was effective in the other three </text:span><text:span text:style-name="T23">countries</text:span><text:span text:style-name="T8">, its data </text:span><text:span text:style-name="T9">was</text:span><text:span text:style-name="T8"> used as a counterfactual for Difference in differences </text:span><text:span text:style-name="T18">(DID) </text:span><text:span text:style-name="T8">models. </text:span><text:span text:style-name="T9">These methods compare the mean of the variable of interest for an exposed and control groups and before and after of a certain interrupting point, providing hence insight on the changes of the variable for the exposed </text:span><text:span text:style-name="T23">countries</text:span><text:span text:style-name="T9"> </text:span><text:span text:style-name="T16">relative</text:span><text:span text:style-name="T9"> to the change in the negative outcome group. </text:span><text:span text:style-name="T18">We cannot draw causal conclusions by simply observing </text:span><text:soft-page-break/><text:span text:style-name="T18">before-and-after changes in outcomes, because other factors might influence the outcome over time, and DID methods overcome that by introducing a comparison between two similar groups exposed to different conditions. First, DID takes the difference for both groups before and after the intervention. Then it substracts the difference of the control group to the exposed one to </text:span><text:span text:style-name="T19">control for</text:span><text:span text:style-name="T18"> time varying factors, thus estimating the clean impact of the intervention. </text:span><text:span text:style-name="T19">In essence, the DID estimating equation is the following:</text:span></text:p>
      <text:p text:style-name="P8"><draw:frame draw:style-name="fr1" draw:name="Object1" text:anchor-type="as-char" svg:y="-0.386cm" svg:width="6.214cm" svg:height="0.542cm" draw:z-index="0"><draw:object xlink:href="./Object 1" xlink:type="simple" xlink:show="embed" xlink:actuate="onLoad"/><draw:image xlink:href="./ObjectReplacements/Object 1" xlink:type="simple" xlink:show="embed" xlink:actuate="onLoad"/></draw:frame></text:p>
      <text:p text:style-name="P9"><text:span text:style-name="T19">where</text:span><text:span text:style-name="T19"><draw:frame draw:style-name="fr1" draw:name="Object2" text:anchor-type="as-char" svg:y="-0.377cm" svg:width="0.61cm" svg:height="0.474cm" draw:z-index="1"><draw:object xlink:href="./Object 2" xlink:type="simple" xlink:show="embed" xlink:actuate="onLoad"/><draw:image xlink:href="./ObjectReplacements/Object 2" xlink:type="simple" xlink:show="embed" xlink:actuate="onLoad"/></draw:frame></text:span><text:span text:style-name="T20">is the outcome for an individual in group g and treated unit t,</text:span><text:span text:style-name="T20"><draw:frame draw:style-name="fr1" draw:name="Object3" text:anchor-type="as-char" svg:y="-0.377cm" svg:width="0.582cm" svg:height="0.531cm" draw:z-index="2"><draw:object xlink:href="./Object 3" xlink:type="simple" xlink:show="embed" xlink:actuate="onLoad"/><draw:image xlink:href="./ObjectReplacements/Object 3" xlink:type="simple" xlink:show="embed" xlink:actuate="onLoad"/></draw:frame></text:span><text:span text:style-name="T20">is a binary time variable indicating whether the observation belongs to the period before or after the intervention and</text:span><text:span text:style-name="T20"><draw:frame draw:style-name="fr1" draw:name="Object4" text:anchor-type="as-char" svg:y="-0.377cm" svg:width="0.626cm" svg:height="0.531cm" draw:z-index="3"><draw:object xlink:href="./Object 4" xlink:type="simple" xlink:show="embed" xlink:actuate="onLoad"/><draw:image xlink:href="./ObjectReplacements/Object 4" xlink:type="simple" xlink:show="embed" xlink:actuate="onLoad"/><svg:desc>formula</svg:desc></draw:frame></text:span><text:span text:style-name="T20">is a binary variable indicating whether the observation belongs to the exposed or the controlled group. In this setting, the treatment effect is estimated with the coefficient</text:span><text:span text:style-name="T20"><draw:frame draw:style-name="fr1" draw:name="Object5" text:anchor-type="as-char" svg:y="-0.312cm" svg:width="0.563cm" svg:height="0.466cm" draw:z-index="4"><draw:object xlink:href="./Object 5" xlink:type="simple" xlink:show="embed" xlink:actuate="onLoad"/><draw:image xlink:href="./ObjectReplacements/Object 5" xlink:type="simple" xlink:show="embed" xlink:actuate="onLoad"/><svg:desc>formula</svg:desc></draw:frame></text:span><text:span text:style-name="T20">from the regression.</text:span></text:p>
      <text:p text:style-name="P9"/>
      <text:p text:style-name="P9"><text:span text:style-name="T9">The necessary conditions for the comparison to be sensible were also taken into account, </text:span><text:span text:style-name="T17">namely </text:span><text:span text:style-name="T18">all the assumptions of the OLS model and</text:span><text:span text:style-name="T17"> the parallel trend</text:span><text:span text:style-name="T20">s</text:span><text:span text:style-name="T17"> assumption, which requires both groups to present similar trends before the intervention time point. </text:span></text:p>
      <text:p text:style-name="P5"/>
      <text:p text:style-name="P10"><text:span text:style-name="T9">As NBSR models cannot account for </text:span><text:span text:style-name="T16">auto-</text:span><text:span text:style-name="T9">correlation of the </text:span><text:span text:style-name="T16">outcome</text:span><text:span text:style-name="T9">, ARIMA models were also fit to the s</text:span><text:span text:style-name="T16">ame time frames</text:span><text:span text:style-name="T9"> to estimate the effect of the interventions while controlling for potential association of the observations. </text:span><text:span text:style-name="T22">In NBSR we are interested in studying the</text:span><text:span text:style-name="T21"> regression coefficients, </text:span><text:span text:style-name="T22">of which </text:span><text:span text:style-name="T21">a negative value is indicative of a reduction effect of the variable on the response. </text:span><text:span text:style-name="T22">We asses both a difference in level and in trend before and after the intervention. </text:span><text:span text:style-name="T21">Note that, while the former indicates a local reduction, the trend effect is much more interesting and accounts for a temporarily longer effect. Even though ARIMA models do not allow for such a simple interpretation of coefficients, their sign can be broadly considered in the same way, while controlling for autocorrelation. </text:span></text:p>
      <text:p text:style-name="P15"/>
      <text:p text:style-name="P7"><text:bookmark text:name="docs-internal-guid-be89da10-7fff-0375-4919-6477ece55b9f"/><text:span text:style-name="T12">All the analyses were performed in R v</text:span><text:span text:style-name="T11">4.3 </text:span><text:span text:style-name="T12">and used the packages </text:span><text:span text:style-name="T13">epiR, tidyverse, forecast, ggplo2, MASS and lmtest</text:span><text:span text:style-name="T12">. Code is available in XXX. </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6:06:35.095955812</meta:creation-date>
    <dc:date>2022-01-28T20:04:00.665955515</dc:date>
    <meta:editing-duration>PT4H46M6S</meta:editing-duration>
    <meta:editing-cycles>5</meta:editing-cycles>
    <meta:generator>LibreOffice/6.4.7.2$Linux_X86_64 LibreOffice_project/40$Build-2</meta:generator>
    <meta:document-statistic meta:table-count="0" meta:image-count="0" meta:object-count="5" meta:page-count="2" meta:paragraph-count="18" meta:word-count="876" meta:character-count="5532" meta:non-whitespace-character-count="4668"/>
  </office:meta>
</office:document-meta>
</file>

<file path=Object 1/content.xml><?xml version="1.0" encoding="utf-8"?>
<math xmlns="http://www.w3.org/1998/Math/MathML" display="block">
  <semantics>
    <mrow>
      <mrow>
        <msub>
          <mi>Y</mi>
          <mrow/>
        </msub>
        <mo stretchy="false">=</mo>
        <mrow>
          <msub>
            <mi>β</mi>
            <mn>0</mn>
          </msub>
          <mo stretchy="false">+</mo>
          <msub>
            <mi>β</mi>
            <mn>1</mn>
          </msub>
        </mrow>
      </mrow>
      <mrow>
        <msub>
          <mi>T</mi>
          <mi>g</mi>
        </msub>
        <mo stretchy="false">+</mo>
        <msub>
          <mi>β</mi>
          <mn>2</mn>
        </msub>
      </mrow>
      <mrow>
        <msub>
          <mi>P</mi>
          <mi>t</mi>
        </msub>
        <mo stretchy="false">+</mo>
        <msub>
          <mi>β</mi>
          <mn>3</mn>
        </msub>
      </mrow>
      <mrow>
        <mrow>
          <mo fence="true" stretchy="false">(</mo>
          <mrow>
            <mrow>
              <msub>
                <mi>T</mi>
                <mi>g</mi>
              </msub>
              <mi>x</mi>
              <msub>
                <mi>P</mi>
                <mi>t</mi>
              </msub>
            </mrow>
          </mrow>
          <mo fence="true" stretchy="false">)</mo>
        </mrow>
        <mo stretchy="false">+</mo>
        <msub>
          <mi>ϵ</mi>
          <mrow/>
        </msub>
      </mrow>
    </mrow>
    <annotation encoding="StarMath 5.0">Y_{gt} =  %beta_0 + %beta_1 T_g + %beta_2 P_t + %beta_3 ( T_g x P_t) + %epsilon_{ gt }</annotation>
  </semantics>
</math>
</file>

<file path=Object 2/content.xml><?xml version="1.0" encoding="utf-8"?>
<math xmlns="http://www.w3.org/1998/Math/MathML" display="block">
  <semantics>
    <msub>
      <mi>Y</mi>
      <mrow/>
    </msub>
    <annotation encoding="StarMath 5.0">Y_{gt}</annotation>
  </semantics>
</math>
</file>

<file path=Object 3/content.xml><?xml version="1.0" encoding="utf-8"?>
<math xmlns="http://www.w3.org/1998/Math/MathML" display="block">
  <semantics>
    <msub>
      <mi>P</mi>
      <mi>t</mi>
    </msub>
    <annotation encoding="StarMath 5.0">P_t</annotation>
  </semantics>
</math>
</file>

<file path=Object 4/content.xml><?xml version="1.0" encoding="utf-8"?>
<math xmlns="http://www.w3.org/1998/Math/MathML" display="block">
  <semantics>
    <msub>
      <mi>T</mi>
      <mi>g</mi>
    </msub>
    <annotation encoding="StarMath 5.0">T_g</annotation>
  </semantics>
</math>
</file>

<file path=Object 5/content.xml><?xml version="1.0" encoding="utf-8"?>
<math xmlns="http://www.w3.org/1998/Math/MathML" display="block">
  <semantics>
    <msub>
      <mi>β</mi>
      <mn>3</mn>
    </msub>
    <annotation encoding="StarMath 5.0">%beta_3</annotation>
  </semantics>
</math>
</file>